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</table:table-row>
        <table:table-row table:style-name="ro2" table:number-rows-repeated="6">
          <table:table-cell/>
          <table:table-cell table:style-name="Default"/>
          <table:table-cell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68])" office:value-type="float" office:value="242">
            <text:p>242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71]" office:value-type="float" office:value="242">
            <text:p>24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">
            <text:p>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393">
            <text:p>3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03:02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4-13T03:02:43</dc:date>
    <meta:editing-duration>PT01H04M45S</meta:editing-duration>
    <meta:editing-cycles>81</meta:editing-cycles>
    <meta:generator>OpenOffice.org/3.2$Unix OpenOffice.org_project/320m12$Build-9483</meta:generator>
    <dc:creator>david </dc:creator>
    <meta:document-statistic meta:table-count="5" meta:cell-count="232" meta:object-count="0"/>
  </office:meta>
</office:document-meta>
</file>